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2.767cm" fo:min-width="1.033cm" fo:padding-top="0.135cm" fo:padding-bottom="0.135cm" fo:padding-left="0.26cm" fo:padding-right="0.26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688cm" fo:min-width="0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cfe7f5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cm" fo:min-width="0cm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08cm" fo:padding-top="0.03cm" fo:padding-bottom="0.03cm" fo:padding-left="0.03cm" fo:padding-right="0.03cm"/>
      <style:paragraph-properties style:writing-mode="lr-tb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-width="0.26cm" draw:marker-end-width="0.26cm" draw:fill="solid" draw:fill-color="#cfe7f5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8cm" fo:padding-top="0.03cm" fo:padding-bottom="0.03cm" fo:padding-left="0.03cm" fo:padding-right="0.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77cm" fo:padding-top="0.03cm" fo:padding-bottom="0.03cm" fo:padding-left="0.03cm" fo:padding-right="0.03cm"/>
      <style:paragraph-properties style:writing-mode="lr-tb"/>
    </style:style>
    <style:style style:name="gr13" style:family="graphic" style:parent-style-name="objectwithoutfill">
      <style:graphic-properties svg:stroke-width="0.04cm" draw:marker-start-width="0.26cm" draw:marker-end="Arrow" draw:marker-end-width="0.5cm" draw:fill="none" draw:textarea-vertical-align="middle" fo:padding-top="0.145cm" fo:padding-bottom="0.145cm" fo:padding-left="0.27cm" fo:padding-right="0.27cm"/>
    </style:style>
    <style:style style:name="gr14" style:family="graphic" style:parent-style-name="objectwithoutfill">
      <style:graphic-properties svg:stroke-width="0.04cm" svg:stroke-color="#2323dc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3" style:family="paragraph">
      <loext:graphic-properties draw:fill="solid" draw:fill-color="#cfe7f5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1"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8" style:family="paragraph">
      <loext:graphic-properties draw:fill="solid" draw:fill-color="#cfe7f5"/>
    </style:style>
    <style:style style:name="P9" style:family="paragraph">
      <style:paragraph-properties fo:text-align="start">
        <style:tab-stops>
          <style:tab-stop style:position="1.5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Liberation Sans1" fo:font-size="20pt" style:font-size-asian="20pt" style:font-size-complex="20pt"/>
    </style:style>
    <style:style style:name="P11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style:font-name="Liberation Sans1"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start" style:writing-mode="lr-tb">
        <style:tab-stops>
          <style:tab-stop style:position="0.8cm"/>
        </style:tab-stops>
      </style:paragraph-properties>
      <style:text-properties style:font-name="Liberation Sans1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color="#000080" style:font-name="Liberation Sans1" fo:font-size="20pt" style:font-size-asian="20pt" style:font-size-complex="20pt"/>
    </style:style>
    <style:style style:name="P15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Liberation Sans1" fo:font-size="16pt" style:font-size-asian="16pt" style:font-size-complex="16pt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style:font-name="Liberation Sans1" fo:font-size="20pt" style:font-size-asian="20pt" style:font-size-complex="20pt"/>
    </style:style>
    <style:style style:name="T4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80" style:font-name="Liberation Sans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1.719cm" svg:height="3.203cm" svg:x="12.516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12cm" svg:height="0.938cm" svg:x="8.745cm" svg:y="4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12cm" svg:height="0.938cm" svg:x="13.111cm" svg:y="6.2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12cm" svg:height="0.938cm" svg:x="15.283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12cm" svg:height="0.938cm" svg:x="17.443cm" svg:y="9.5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12cm" svg:height="0.938cm" svg:x="15.427cm" svg:y="4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12cm" svg:height="0.938cm" svg:x="19.794cm" svg:y="6.2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12cm" svg:height="0.938cm" svg:x="21.961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12cm" svg:height="0.938cm" svg:x="24.126cm" svg:y="9.5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0.86cm" svg:height="0.938cm" svg:x="6.13cm" svg:y="4.653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" draw:id="id2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7.771cm" svg:y="4.497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7.92600831285193cm 4.6530083652479cm)" svg:viewBox="0 0 220 221" draw:points="0,221 0,0 220,0">
            <text:p/>
          </draw:polyline>
        </draw:g>
        <draw:connector draw:style-name="gr6" draw:layer="layout" svg:x1="6.99cm" svg:y1="5.122cm" svg:x2="7.771cm" svg:y2="5.122cm" draw:start-shape="id1" draw:start-glue-point="6" draw:end-shape="id2" draw:end-glue-point="4" svg:d="M6990 5122h781" svg:viewBox="0 0 782 1">
          <text:p/>
        </draw:connector>
        <draw:frame draw:style-name="gr7" draw:text-style-name="P6" draw:layer="layout" svg:width="0.781cm" svg:height="0.568cm" svg:x="6.99cm" svg:y="4.589cm">
          <draw:text-box>
            <text:p><text:span text:style-name="T2">lw</text:span></text:p>
          </draw:text-box>
        </draw:frame>
        <draw:custom-shape draw:style-name="gr8" draw:text-style-name="P7" xml:id="id3" draw:id="id3" draw:layer="layout" svg:width="0.86cm" svg:height="0.938cm" svg:x="8.296cm" svg:y="4.653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8.083cm" svg:y1="5.122cm" svg:x2="8.296cm" svg:y2="4.888cm" draw:start-shape="id2" draw:start-glue-point="8" draw:end-shape="id3" draw:end-glue-point="8" svg:d="M8083 5122h107v-234h106" svg:viewBox="0 0 214 235">
          <text:p/>
        </draw:connector>
        <draw:connector draw:style-name="gr6" draw:layer="layout" svg:x1="8.083cm" svg:y1="5.122cm" svg:x2="8.296cm" svg:y2="5.355cm" draw:start-shape="id2" draw:start-glue-point="8" draw:end-shape="id3" draw:end-glue-point="7" svg:d="M8083 5122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7.772cm" svg:y="4.497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7.92700831285193cm 4.65300836524789cm)" svg:viewBox="0 0 220 221" draw:points="0,221 0,0 220,0">
            <text:p/>
          </draw:polyline>
        </draw:g>
        <draw:g xml:id="id4" draw:id="id4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4" draw:layer="layout" svg:width="0.312cm" svg:height="1.25cm" svg:x="9.937cm" svg:y="4.497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0.0920083128519cm 4.65300836524789cm)" svg:viewBox="0 0 220 221" draw:points="0,221 0,0 220,0">
            <text:p/>
          </draw:polyline>
        </draw:g>
        <draw:connector draw:style-name="gr6" draw:layer="layout" svg:x1="9.156cm" svg:y1="4.888cm" svg:x2="9.937cm" svg:y2="4.887cm" draw:start-shape="id3" draw:start-glue-point="5" draw:end-shape="id4" draw:end-glue-point="5" svg:d="M9156 4888h390v-1h391" svg:viewBox="0 0 782 2">
          <text:p/>
        </draw:connector>
        <draw:connector draw:style-name="gr6" draw:layer="layout" draw:line-skew="0.457cm" svg:x1="11.207cm" svg:y1="5.132cm" svg:x2="12.132cm" svg:y2="5.122cm" draw:start-shape="id5" draw:start-glue-point="5" draw:end-shape="id6" draw:end-glue-point="4" svg:d="M11207 5132h925v-10" svg:viewBox="0 0 926 11">
          <text:p/>
        </draw:connector>
        <draw:connector draw:style-name="gr6" draw:layer="layout" svg:x1="9.156cm" svg:y1="5.355cm" svg:x2="9.937cm" svg:y2="5.355cm" draw:start-shape="id3" draw:start-glue-point="4" draw:end-shape="id4" draw:end-glue-point="9" svg:d="M9156 5355h781" svg:viewBox="0 0 782 1">
          <text:p/>
        </draw:connector>
        <draw:custom-shape draw:style-name="gr3" draw:text-style-name="P3" xml:id="id7" draw:id="id7" draw:layer="layout" svg:width="0.86cm" svg:height="0.938cm" svg:x="13.005cm" svg:y="4.653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4" draw:layer="layout" svg:width="0.312cm" svg:height="1.25cm" svg:x="12.132cm" svg:y="4.497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2.2870083128519cm 4.65300836524789cm)" svg:viewBox="0 0 220 221" draw:points="0,221 0,0 220,0">
            <text:p/>
          </draw:polyline>
        </draw:g>
        <draw:g xml:id="id8" draw:id="id8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4" draw:layer="layout" svg:width="0.312cm" svg:height="1.25cm" svg:x="14.334cm" svg:y="4.497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4.4890083128519cm 4.6530083652479cm)" svg:viewBox="0 0 220 221" draw:points="0,221 0,0 220,0">
            <text:p/>
          </draw:polyline>
        </draw:g>
        <draw:custom-shape draw:style-name="gr8" draw:text-style-name="P7" xml:id="id9" draw:id="id9" draw:layer="layout" svg:width="0.86cm" svg:height="0.938cm" svg:x="15.427cm" svg:y="4.653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draw:glue-point draw:id="12" svg:x="-0.209cm" svg:y="0.479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5" draw:layer="layout" svg:width="0.546cm" svg:height="0.936cm" svg:x="10.661cm" svg:y="4.653cm" svg:viewBox="0 0 547 937" draw:points="0,0 547,234 547,703 0,937 0,625 157,469 0,312">
          <text:p/>
        </draw:polygon>
        <draw:frame draw:style-name="gr7" draw:text-style-name="P6" draw:layer="layout" svg:width="0.781cm" svg:height="0.568cm" svg:x="14.646cm" svg:y="4.554cm">
          <draw:text-box>
            <text:p><text:span text:style-name="T2">s</text:span><text:span text:style-name="T2">0</text:span></text:p>
          </draw:text-box>
        </draw:frame>
        <draw:polygon draw:style-name="gr10" draw:text-style-name="P8" xml:id="id5" draw:id="id5" draw:layer="layout" svg:width="0.546cm" svg:height="0.936cm" svg:x="10.671cm" svg:y="4.664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6" draw:layer="layout" svg:width="0.781cm" svg:height="0.568cm" svg:x="9.156cm" svg:y="4.86cm">
          <draw:text-box>
            <text:p><text:span text:style-name="T2">s3</text:span></text:p>
          </draw:text-box>
        </draw:frame>
        <draw:frame draw:style-name="gr7" draw:text-style-name="P6" draw:layer="layout" svg:width="0.303cm" svg:height="0.568cm" svg:x="10.853cm" svg:y="4.809cm">
          <draw:text-box>
            <text:p><text:span text:style-name="T2">+</text:span></text:p>
          </draw:text-box>
        </draw:frame>
        <draw:connector draw:style-name="gr6" draw:layer="layout" svg:x1="10.249cm" svg:y1="5.356cm" svg:x2="10.671cm" svg:y2="5.355cm" draw:start-shape="id4" draw:start-glue-point="7" draw:end-shape="id5" draw:end-glue-point="6" svg:d="M10249 5356h211v-1h211" svg:viewBox="0 0 423 2">
          <text:p/>
        </draw:connector>
        <draw:connector draw:style-name="gr6" draw:layer="layout" svg:x1="10.249cm" svg:y1="4.887cm" svg:x2="10.672cm" svg:y2="4.888cm" draw:start-shape="id4" draw:start-glue-point="6" draw:end-shape="id5" draw:end-glue-point="4" svg:d="M10249 4887h211v1h212" svg:viewBox="0 0 424 2">
          <text:p/>
        </draw:connector>
        <draw:connector draw:style-name="gr6" draw:layer="layout" svg:x1="12.444cm" svg:y1="5.122cm" svg:x2="13.005cm" svg:y2="5.122cm" draw:start-shape="id6" draw:start-glue-point="8" draw:end-shape="id7" draw:end-glue-point="10" svg:d="M12444 5122h561" svg:viewBox="0 0 562 1">
          <text:p/>
        </draw:connector>
        <draw:connector draw:style-name="gr6" draw:layer="layout" svg:x1="13.865cm" svg:y1="5.122cm" svg:x2="14.334cm" svg:y2="5.122cm" draw:start-shape="id7" draw:start-glue-point="6" draw:end-shape="id8" draw:end-glue-point="4" svg:d="M13865 5122h469" svg:viewBox="0 0 470 1">
          <text:p/>
        </draw:connector>
        <draw:connector draw:style-name="gr6" draw:layer="layout" svg:x1="14.646cm" svg:y1="5.122cm" svg:x2="15.427cm" svg:y2="5.122cm" draw:start-shape="id8" draw:start-glue-point="8" draw:end-shape="id9" draw:end-glue-point="10" svg:d="M14646 5122h781" svg:viewBox="0 0 782 1">
          <text:p/>
        </draw:connector>
        <draw:connector draw:style-name="gr6" draw:layer="layout" draw:line-skew="-0.626cm" svg:x1="12.444cm" svg:y1="5.122cm" svg:x2="14.334cm" svg:y2="5.669cm" draw:start-shape="id6" draw:start-glue-point="8" draw:end-shape="id8" draw:end-glue-point="10" svg:d="M12444 5122h319v547h1571" svg:viewBox="0 0 1891 548">
          <text:p/>
        </draw:connector>
        <draw:frame draw:style-name="gr11" draw:text-style-name="P10" draw:layer="layout" svg:width="4.609cm" svg:height="0.908cm" svg:x="0.985cm" svg:y="6.304cm">
          <draw:text-box>
            <text:p text:style-name="P9"><text:span text:style-name="T3">a</text:span><text:span text:style-name="T3">n</text:span><text:span text:style-name="T3">d</text:span><text:span text:style-name="T3"><text:tab/></text:span><text:span text:style-name="T3">t</text:span><text:span text:style-name="T3">0</text:span><text:span text:style-name="T3">,</text:span><text:span text:style-name="T3"> </text:span><text:span text:style-name="T4">s</text:span><text:span text:style-name="T4">0</text:span><text:span text:style-name="T3">,</text:span><text:span text:style-name="T3"> </text:span><text:span text:style-name="T3">s</text:span><text:span text:style-name="T3">1</text:span></text:p>
          </draw:text-box>
        </draw:frame>
        <draw:frame draw:style-name="gr11" draw:text-style-name="P11" draw:layer="layout" svg:width="4.609cm" svg:height="0.908cm" svg:x="0.985cm" svg:y="7.904cm">
          <draw:text-box>
            <text:p text:style-name="P9"><text:span text:style-name="T3">or</text:span><text:span text:style-name="T3"><text:tab/></text:span><text:span text:style-name="T3">t1, s4,</text:span><text:span text:style-name="T4"> s0</text:span></text:p>
          </draw:text-box>
        </draw:frame>
        <draw:frame draw:style-name="gr11" draw:text-style-name="P10" draw:layer="layout" svg:width="4.609cm" svg:height="0.908cm" svg:x="0.985cm" svg:y="9.504cm">
          <draw:text-box>
            <text:p text:style-name="P9"><text:span text:style-name="T3">s</text:span><text:span text:style-name="T3">u</text:span><text:span text:style-name="T3">b</text:span><text:span text:style-name="T3"><text:tab/></text:span><text:span text:style-name="T3">t</text:span><text:span text:style-name="T3">2</text:span><text:span text:style-name="T3">,</text:span><text:span text:style-name="T3"> </text:span><text:span text:style-name="T4">s</text:span><text:span text:style-name="T4">0</text:span><text:span text:style-name="T3">,</text:span><text:span text:style-name="T3"> </text:span><text:span text:style-name="T3">s</text:span><text:span text:style-name="T3">5</text:span></text:p>
          </draw:text-box>
        </draw:frame>
        <draw:frame draw:style-name="gr12" draw:text-style-name="P12" draw:layer="layout" svg:width="0.781cm" svg:height="0.737cm" svg:x="6.599cm" svg:y="2.856cm">
          <draw:text-box>
            <text:p><text:span text:style-name="T1">1</text:span></text:p>
          </draw:text-box>
        </draw:frame>
        <draw:g xml:id="id10" draw:id="id10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12.138cm" svg:y="6.118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2.2930083128519cm 6.27400836524789cm)" svg:viewBox="0 0 220 221" draw:points="0,221 0,0 220,0">
            <text:p/>
          </draw:polyline>
        </draw:g>
        <draw:custom-shape draw:style-name="gr8" draw:text-style-name="P7" xml:id="id11" draw:id="id11" draw:layer="layout" svg:width="0.86cm" svg:height="0.938cm" svg:x="12.663cm" svg:y="6.274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2.45cm" svg:y1="6.743cm" svg:x2="12.663cm" svg:y2="6.509cm" draw:start-shape="id10" draw:start-glue-point="8" draw:end-shape="id11" draw:end-glue-point="8" svg:d="M12450 6743h107v-234h106" svg:viewBox="0 0 214 235">
          <text:p/>
        </draw:connector>
        <draw:connector draw:style-name="gr6" draw:layer="layout" svg:x1="12.45cm" svg:y1="6.743cm" svg:x2="12.663cm" svg:y2="6.976cm" draw:start-shape="id10" draw:start-glue-point="8" draw:end-shape="id11" draw:end-glue-point="7" svg:d="M12450 6743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12.139cm" svg:y="6.118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2.2940083128519cm 6.27400836524789cm)" svg:viewBox="0 0 220 221" draw:points="0,221 0,0 220,0">
            <text:p/>
          </draw:polyline>
        </draw:g>
        <draw:g xml:id="id12" draw:id="id12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4" draw:layer="layout" svg:width="0.312cm" svg:height="1.25cm" svg:x="14.304cm" svg:y="6.118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4.4590083128519cm 6.27400836524789cm)" svg:viewBox="0 0 220 221" draw:points="0,221 0,0 220,0">
            <text:p/>
          </draw:polyline>
        </draw:g>
        <draw:connector draw:style-name="gr6" draw:layer="layout" svg:x1="13.523cm" svg:y1="6.509cm" svg:x2="14.304cm" svg:y2="6.508cm" draw:start-shape="id11" draw:start-glue-point="5" draw:end-shape="id12" draw:end-glue-point="5" svg:d="M13523 6509h390v-1h391" svg:viewBox="0 0 782 2">
          <text:p/>
        </draw:connector>
        <draw:connector draw:style-name="gr6" draw:layer="layout" draw:line-skew="0.457cm" svg:x1="15.574cm" svg:y1="6.753cm" svg:x2="16.499cm" svg:y2="6.743cm" draw:start-shape="id13" draw:start-glue-point="5" draw:end-shape="id14" draw:end-glue-point="4" svg:d="M15574 6753h925v-10" svg:viewBox="0 0 926 11">
          <text:p/>
        </draw:connector>
        <draw:connector draw:style-name="gr6" draw:layer="layout" svg:x1="13.523cm" svg:y1="6.976cm" svg:x2="14.304cm" svg:y2="6.976cm" draw:start-shape="id11" draw:start-glue-point="4" draw:end-shape="id12" draw:end-glue-point="9" svg:d="M13523 6976h781" svg:viewBox="0 0 782 1">
          <text:p/>
        </draw:connector>
        <draw:custom-shape draw:style-name="gr8" draw:text-style-name="P7" xml:id="id15" draw:id="id15" draw:layer="layout" svg:width="0.86cm" svg:height="0.938cm" svg:x="17.372cm" svg:y="6.274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D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4" draw:id="id14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4" draw:layer="layout" svg:width="0.312cm" svg:height="1.25cm" svg:x="16.499cm" svg:y="6.118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6.6540083128519cm 6.27400836524789cm)" svg:viewBox="0 0 220 221" draw:points="0,221 0,0 220,0">
            <text:p/>
          </draw:polyline>
        </draw:g>
        <draw:g xml:id="id16" draw:id="id16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4" draw:layer="layout" svg:width="0.312cm" svg:height="1.25cm" svg:x="18.701cm" svg:y="6.118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8.8560083128519cm 6.27400836524789cm)" svg:viewBox="0 0 220 221" draw:points="0,221 0,0 220,0">
            <text:p/>
          </draw:polyline>
        </draw:g>
        <draw:custom-shape draw:style-name="gr8" draw:text-style-name="P7" xml:id="id17" draw:id="id17" draw:layer="layout" svg:width="0.86cm" svg:height="0.938cm" svg:x="19.794cm" svg:y="6.274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5" draw:layer="layout" svg:width="0.546cm" svg:height="0.936cm" svg:x="15.028cm" svg:y="6.274cm" svg:viewBox="0 0 547 937" draw:points="0,0 547,234 547,703 0,937 0,625 157,469 0,312">
          <text:p/>
        </draw:polygon>
        <draw:frame draw:style-name="gr7" draw:text-style-name="P6" draw:layer="layout" svg:width="0.781cm" svg:height="0.568cm" svg:x="19.013cm" svg:y="6.175cm">
          <draw:text-box>
            <text:p><text:span text:style-name="T2">t0</text:span></text:p>
          </draw:text-box>
        </draw:frame>
        <draw:polygon draw:style-name="gr10" draw:text-style-name="P8" xml:id="id13" draw:id="id13" draw:layer="layout" svg:width="0.546cm" svg:height="0.936cm" svg:x="15.038cm" svg:y="6.285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6" draw:layer="layout" svg:width="0.781cm" svg:height="0.568cm" svg:x="13.523cm" svg:y="6.481cm">
          <draw:text-box>
            <text:p><text:span text:style-name="T2">s1</text:span></text:p>
          </draw:text-box>
        </draw:frame>
        <draw:frame draw:style-name="gr7" draw:text-style-name="P6" draw:layer="layout" svg:width="0.303cm" svg:height="0.568cm" svg:x="15.22cm" svg:y="6.43cm">
          <draw:text-box>
            <text:p><text:span text:style-name="T2">&amp;</text:span></text:p>
          </draw:text-box>
        </draw:frame>
        <draw:connector draw:style-name="gr6" draw:layer="layout" svg:x1="14.616cm" svg:y1="6.977cm" svg:x2="15.038cm" svg:y2="6.976cm" draw:start-shape="id12" draw:start-glue-point="7" draw:end-shape="id13" draw:end-glue-point="6" svg:d="M14616 6977h211v-1h211" svg:viewBox="0 0 423 2">
          <text:p/>
        </draw:connector>
        <draw:connector draw:style-name="gr6" xml:id="id36" draw:id="id36" draw:layer="layout" svg:x1="14.616cm" svg:y1="6.508cm" svg:x2="15.039cm" svg:y2="6.509cm" draw:start-shape="id12" draw:start-glue-point="6" draw:end-shape="id13" draw:end-glue-point="4" svg:d="M14616 6508h211v1h212" svg:viewBox="0 0 424 2">
          <text:p/>
        </draw:connector>
        <draw:connector draw:style-name="gr6" draw:layer="layout" svg:x1="16.811cm" svg:y1="6.743cm" svg:x2="17.372cm" svg:y2="6.743cm" draw:start-shape="id14" draw:start-glue-point="8" draw:end-shape="id15" draw:end-glue-point="10" svg:d="M16811 6743h561" svg:viewBox="0 0 562 1">
          <text:p/>
        </draw:connector>
        <draw:connector draw:style-name="gr6" draw:layer="layout" svg:x1="18.232cm" svg:y1="6.743cm" svg:x2="18.701cm" svg:y2="6.743cm" draw:start-shape="id15" draw:start-glue-point="6" draw:end-shape="id16" draw:end-glue-point="4" svg:d="M18232 6743h469" svg:viewBox="0 0 470 1">
          <text:p/>
        </draw:connector>
        <draw:connector draw:style-name="gr6" draw:layer="layout" svg:x1="19.013cm" svg:y1="6.743cm" svg:x2="19.794cm" svg:y2="6.743cm" draw:start-shape="id16" draw:start-glue-point="8" draw:end-shape="id17" draw:end-glue-point="10" svg:d="M19013 6743h781" svg:viewBox="0 0 782 1">
          <text:p/>
        </draw:connector>
        <draw:connector draw:style-name="gr6" draw:layer="layout" draw:line-skew="-0.626cm" svg:x1="16.811cm" svg:y1="6.743cm" svg:x2="18.701cm" svg:y2="7.29cm" draw:start-shape="id14" draw:start-glue-point="8" draw:end-shape="id16" draw:end-glue-point="10" svg:d="M16811 6743h319v547h1571" svg:viewBox="0 0 1891 548">
          <text:p/>
        </draw:connector>
        <draw:frame draw:style-name="gr7" draw:text-style-name="P6" draw:layer="layout" svg:width="0.781cm" svg:height="0.568cm" svg:x="13.523cm" svg:y="5.941cm">
          <draw:text-box>
            <text:p><text:span text:style-name="T2">s0</text:span></text:p>
          </draw:text-box>
        </draw:frame>
        <draw:custom-shape draw:style-name="gr3" draw:text-style-name="P3" xml:id="id18" draw:id="id18" draw:layer="layout" svg:width="0.86cm" svg:height="0.938cm" svg:x="12.664cm" svg:y="7.9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I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9" draw:id="id19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14.305cm" svg:y="7.754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4.4600083128519cm 7.91000836524789cm)" svg:viewBox="0 0 220 221" draw:points="0,221 0,0 220,0">
            <text:p/>
          </draw:polyline>
        </draw:g>
        <draw:connector draw:style-name="gr6" draw:layer="layout" svg:x1="13.524cm" svg:y1="8.379cm" svg:x2="14.305cm" svg:y2="8.379cm" draw:start-shape="id18" draw:start-glue-point="6" draw:end-shape="id19" draw:end-glue-point="4" svg:d="M13524 8379h781" svg:viewBox="0 0 782 1">
          <text:p/>
        </draw:connector>
        <draw:frame draw:style-name="gr7" draw:text-style-name="P6" draw:layer="layout" svg:width="0.781cm" svg:height="0.568cm" svg:x="13.524cm" svg:y="7.846cm">
          <draw:text-box>
            <text:p><text:span text:style-name="T2">or</text:span></text:p>
          </draw:text-box>
        </draw:frame>
        <draw:custom-shape draw:style-name="gr8" draw:text-style-name="P7" xml:id="id20" draw:id="id20" draw:layer="layout" svg:width="0.86cm" svg:height="0.938cm" svg:x="14.83cm" svg:y="7.9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4.617cm" svg:y1="8.379cm" svg:x2="14.83cm" svg:y2="8.145cm" draw:start-shape="id19" draw:start-glue-point="8" draw:end-shape="id20" draw:end-glue-point="8" svg:d="M14617 8379h107v-234h106" svg:viewBox="0 0 214 235">
          <text:p/>
        </draw:connector>
        <draw:connector draw:style-name="gr6" draw:layer="layout" svg:x1="14.617cm" svg:y1="8.379cm" svg:x2="14.83cm" svg:y2="8.612cm" draw:start-shape="id19" draw:start-glue-point="8" draw:end-shape="id20" draw:end-glue-point="7" svg:d="M14617 8379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14.306cm" svg:y="7.754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4.4610083128519cm 7.91000836524789cm)" svg:viewBox="0 0 220 221" draw:points="0,221 0,0 220,0">
            <text:p/>
          </draw:polyline>
        </draw:g>
        <draw:g xml:id="id21" draw:id="id21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4" draw:layer="layout" svg:width="0.312cm" svg:height="1.25cm" svg:x="16.471cm" svg:y="7.754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6.6260083128519cm 7.91000836524789cm)" svg:viewBox="0 0 220 221" draw:points="0,221 0,0 220,0">
            <text:p/>
          </draw:polyline>
        </draw:g>
        <draw:connector draw:style-name="gr6" draw:layer="layout" svg:x1="15.69cm" svg:y1="8.145cm" svg:x2="16.471cm" svg:y2="8.144cm" draw:start-shape="id20" draw:start-glue-point="5" draw:end-shape="id21" draw:end-glue-point="5" svg:d="M15690 8145h390v-1h391" svg:viewBox="0 0 782 2">
          <text:p/>
        </draw:connector>
        <draw:connector draw:style-name="gr6" draw:layer="layout" draw:line-skew="0.457cm" svg:x1="17.741cm" svg:y1="8.389cm" svg:x2="18.666cm" svg:y2="8.379cm" draw:start-shape="id22" draw:start-glue-point="5" draw:end-shape="id23" draw:end-glue-point="4" svg:d="M17741 8389h925v-10" svg:viewBox="0 0 926 11">
          <text:p/>
        </draw:connector>
        <draw:connector draw:style-name="gr6" draw:layer="layout" svg:x1="15.69cm" svg:y1="8.612cm" svg:x2="16.471cm" svg:y2="8.612cm" draw:start-shape="id20" draw:start-glue-point="4" draw:end-shape="id21" draw:end-glue-point="9" svg:d="M15690 8612h781" svg:viewBox="0 0 782 1">
          <text:p/>
        </draw:connector>
        <draw:custom-shape draw:style-name="gr8" draw:text-style-name="P7" xml:id="id24" draw:id="id24" draw:layer="layout" svg:width="0.86cm" svg:height="0.938cm" svg:x="19.539cm" svg:y="7.9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D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3" draw:id="id23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4" draw:layer="layout" svg:width="0.312cm" svg:height="1.25cm" svg:x="18.666cm" svg:y="7.754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8.8210083128519cm 7.91000836524789cm)" svg:viewBox="0 0 220 221" draw:points="0,221 0,0 220,0">
            <text:p/>
          </draw:polyline>
        </draw:g>
        <draw:g xml:id="id25" draw:id="id25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4" draw:layer="layout" svg:width="0.312cm" svg:height="1.25cm" svg:x="20.868cm" svg:y="7.754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21.0230083128519cm 7.91000836524789cm)" svg:viewBox="0 0 220 221" draw:points="0,221 0,0 220,0">
            <text:p/>
          </draw:polyline>
        </draw:g>
        <draw:custom-shape draw:style-name="gr8" draw:text-style-name="P7" xml:id="id26" draw:id="id26" draw:layer="layout" svg:width="0.86cm" svg:height="0.938cm" svg:x="21.961cm" svg:y="7.9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5" draw:layer="layout" svg:width="0.546cm" svg:height="0.936cm" svg:x="17.195cm" svg:y="7.91cm" svg:viewBox="0 0 547 937" draw:points="0,0 547,234 547,703 0,937 0,625 157,469 0,312">
          <text:p/>
        </draw:polygon>
        <draw:frame draw:style-name="gr7" draw:text-style-name="P6" draw:layer="layout" svg:width="0.781cm" svg:height="0.568cm" svg:x="21.18cm" svg:y="7.811cm">
          <draw:text-box>
            <text:p><text:span text:style-name="T2">t1</text:span></text:p>
          </draw:text-box>
        </draw:frame>
        <draw:polygon draw:style-name="gr10" draw:text-style-name="P8" xml:id="id22" draw:id="id22" draw:layer="layout" svg:width="0.546cm" svg:height="0.936cm" svg:x="17.205cm" svg:y="7.921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6" draw:layer="layout" svg:width="0.781cm" svg:height="0.568cm" svg:x="15.69cm" svg:y="8.117cm">
          <draw:text-box>
            <text:p><text:span text:style-name="T2">s</text:span><text:span text:style-name="T2">0</text:span></text:p>
          </draw:text-box>
        </draw:frame>
        <draw:frame draw:style-name="gr7" draw:text-style-name="P6" draw:layer="layout" svg:width="0.303cm" svg:height="0.568cm" svg:x="17.387cm" svg:y="8.066cm">
          <draw:text-box>
            <text:p><text:span text:style-name="T2">|</text:span></text:p>
          </draw:text-box>
        </draw:frame>
        <draw:connector draw:style-name="gr6" xml:id="id37" draw:id="id37" draw:layer="layout" svg:x1="16.783cm" svg:y1="8.613cm" svg:x2="17.205cm" svg:y2="8.612cm" draw:start-shape="id21" draw:start-glue-point="7" draw:end-shape="id22" draw:end-glue-point="6" svg:d="M16783 8613h211v-1h211" svg:viewBox="0 0 423 2">
          <text:p/>
        </draw:connector>
        <draw:connector draw:style-name="gr6" draw:layer="layout" svg:x1="16.783cm" svg:y1="8.144cm" svg:x2="17.206cm" svg:y2="8.145cm" draw:start-shape="id21" draw:start-glue-point="6" draw:end-shape="id22" draw:end-glue-point="4" svg:d="M16783 8144h211v1h212" svg:viewBox="0 0 424 2">
          <text:p/>
        </draw:connector>
        <draw:connector draw:style-name="gr6" draw:layer="layout" svg:x1="18.978cm" svg:y1="8.379cm" svg:x2="19.539cm" svg:y2="8.379cm" draw:start-shape="id23" draw:start-glue-point="8" draw:end-shape="id24" draw:end-glue-point="10" svg:d="M18978 8379h561" svg:viewBox="0 0 562 1">
          <text:p/>
        </draw:connector>
        <draw:connector draw:style-name="gr6" draw:layer="layout" svg:x1="20.399cm" svg:y1="8.379cm" svg:x2="20.868cm" svg:y2="8.379cm" draw:start-shape="id24" draw:start-glue-point="6" draw:end-shape="id25" draw:end-glue-point="4" svg:d="M20399 8379h469" svg:viewBox="0 0 470 1">
          <text:p/>
        </draw:connector>
        <draw:connector draw:style-name="gr6" draw:layer="layout" svg:x1="21.18cm" svg:y1="8.379cm" svg:x2="21.961cm" svg:y2="8.379cm" draw:start-shape="id25" draw:start-glue-point="8" draw:end-shape="id26" draw:end-glue-point="10" svg:d="M21180 8379h781" svg:viewBox="0 0 782 1">
          <text:p/>
        </draw:connector>
        <draw:connector draw:style-name="gr6" draw:layer="layout" draw:line-skew="-0.626cm" svg:x1="18.978cm" svg:y1="8.379cm" svg:x2="20.868cm" svg:y2="8.926cm" draw:start-shape="id23" draw:start-glue-point="8" draw:end-shape="id25" draw:end-glue-point="10" svg:d="M18978 8379h319v547h1571" svg:viewBox="0 0 1891 548">
          <text:p/>
        </draw:connector>
        <draw:frame draw:style-name="gr7" draw:text-style-name="P6" draw:layer="layout" svg:width="0.781cm" svg:height="0.568cm" svg:x="15.69cm" svg:y="7.577cm">
          <draw:text-box>
            <text:p><text:span text:style-name="T2">s</text:span><text:span text:style-name="T2">4</text:span></text:p>
          </draw:text-box>
        </draw:frame>
        <draw:custom-shape draw:style-name="gr3" draw:text-style-name="P3" xml:id="id27" draw:id="id27" draw:layer="layout" svg:width="0.86cm" svg:height="0.938cm" svg:x="14.829cm" svg:y="9.55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8" draw:id="id28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16.47cm" svg:y="9.3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6.6250083128519cm 9.55100836524789cm)" svg:viewBox="0 0 220 221" draw:points="0,221 0,0 220,0">
            <text:p/>
          </draw:polyline>
        </draw:g>
        <draw:connector draw:style-name="gr6" draw:layer="layout" svg:x1="15.689cm" svg:y1="10.02cm" svg:x2="16.47cm" svg:y2="10.02cm" draw:start-shape="id27" draw:start-glue-point="6" draw:end-shape="id28" draw:end-glue-point="4" svg:d="M15689 10020h781" svg:viewBox="0 0 782 1">
          <text:p/>
        </draw:connector>
        <draw:frame draw:style-name="gr7" draw:text-style-name="P6" draw:layer="layout" svg:width="0.781cm" svg:height="0.568cm" svg:x="15.689cm" svg:y="9.487cm">
          <draw:text-box>
            <text:p><text:span text:style-name="T2">sub</text:span></text:p>
          </draw:text-box>
        </draw:frame>
        <draw:custom-shape draw:style-name="gr8" draw:text-style-name="P7" xml:id="id29" draw:id="id29" draw:layer="layout" svg:width="0.86cm" svg:height="0.938cm" svg:x="16.995cm" svg:y="9.55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6.782cm" svg:y1="10.02cm" svg:x2="16.995cm" svg:y2="9.786cm" draw:start-shape="id28" draw:start-glue-point="8" draw:end-shape="id29" draw:end-glue-point="8" svg:d="M16782 10020h107v-234h106" svg:viewBox="0 0 214 235">
          <text:p/>
        </draw:connector>
        <draw:connector draw:style-name="gr6" draw:layer="layout" svg:x1="16.782cm" svg:y1="10.02cm" svg:x2="16.995cm" svg:y2="10.253cm" draw:start-shape="id28" draw:start-glue-point="8" draw:end-shape="id29" draw:end-glue-point="7" svg:d="M16782 10020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16.471cm" svg:y="9.3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6.6260083128519cm 9.5510083652479cm)" svg:viewBox="0 0 220 221" draw:points="0,221 0,0 220,0">
            <text:p/>
          </draw:polyline>
        </draw:g>
        <draw:g xml:id="id30" draw:id="id30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4" draw:layer="layout" svg:width="0.312cm" svg:height="1.25cm" svg:x="18.636cm" svg:y="9.3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8.7910083128519cm 9.55100836524789cm)" svg:viewBox="0 0 220 221" draw:points="0,221 0,0 220,0">
            <text:p/>
          </draw:polyline>
        </draw:g>
        <draw:connector draw:style-name="gr6" draw:layer="layout" svg:x1="17.855cm" svg:y1="9.786cm" svg:x2="18.636cm" svg:y2="9.785cm" draw:start-shape="id29" draw:start-glue-point="5" draw:end-shape="id30" draw:end-glue-point="5" svg:d="M17855 9786h390v-1h391" svg:viewBox="0 0 782 2">
          <text:p/>
        </draw:connector>
        <draw:connector draw:style-name="gr6" draw:layer="layout" draw:line-skew="0.457cm" svg:x1="19.906cm" svg:y1="10.03cm" svg:x2="20.831cm" svg:y2="10.02cm" draw:start-shape="id31" draw:start-glue-point="5" draw:end-shape="id32" draw:end-glue-point="4" svg:d="M19906 10030h925v-10" svg:viewBox="0 0 926 11">
          <text:p/>
        </draw:connector>
        <draw:connector draw:style-name="gr6" draw:layer="layout" svg:x1="17.855cm" svg:y1="10.253cm" svg:x2="18.636cm" svg:y2="10.253cm" draw:start-shape="id29" draw:start-glue-point="4" draw:end-shape="id30" draw:end-glue-point="9" svg:d="M17855 10253h781" svg:viewBox="0 0 782 1">
          <text:p/>
        </draw:connector>
        <draw:custom-shape draw:style-name="gr8" draw:text-style-name="P7" xml:id="id33" draw:id="id33" draw:layer="layout" svg:width="0.86cm" svg:height="0.938cm" svg:x="21.704cm" svg:y="9.55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D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2" draw:id="id32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4" draw:layer="layout" svg:width="0.312cm" svg:height="1.25cm" svg:x="20.831cm" svg:y="9.3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20.9860083128519cm 9.55100836524789cm)" svg:viewBox="0 0 220 221" draw:points="0,221 0,0 220,0">
            <text:p/>
          </draw:polyline>
        </draw:g>
        <draw:g xml:id="id34" draw:id="id34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4" draw:layer="layout" svg:width="0.312cm" svg:height="1.25cm" svg:x="23.033cm" svg:y="9.3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23.1880083128519cm 9.55100836524789cm)" svg:viewBox="0 0 220 221" draw:points="0,221 0,0 220,0">
            <text:p/>
          </draw:polyline>
        </draw:g>
        <draw:custom-shape draw:style-name="gr8" draw:text-style-name="P7" xml:id="id35" draw:id="id35" draw:layer="layout" svg:width="0.86cm" svg:height="0.938cm" svg:x="24.126cm" svg:y="9.55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5" draw:layer="layout" svg:width="0.546cm" svg:height="0.936cm" svg:x="19.36cm" svg:y="9.551cm" svg:viewBox="0 0 547 937" draw:points="0,0 547,234 547,703 0,937 0,625 157,469 0,312">
          <text:p/>
        </draw:polygon>
        <draw:frame draw:style-name="gr7" draw:text-style-name="P6" draw:layer="layout" svg:width="0.781cm" svg:height="0.568cm" svg:x="23.345cm" svg:y="9.452cm">
          <draw:text-box>
            <text:p><text:span text:style-name="T2">t</text:span><text:span text:style-name="T2">2</text:span></text:p>
          </draw:text-box>
        </draw:frame>
        <draw:polygon draw:style-name="gr10" draw:text-style-name="P8" xml:id="id31" draw:id="id31" draw:layer="layout" svg:width="0.546cm" svg:height="0.936cm" svg:x="19.37cm" svg:y="9.562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6" draw:layer="layout" svg:width="0.781cm" svg:height="0.568cm" svg:x="17.855cm" svg:y="9.758cm">
          <draw:text-box>
            <text:p><text:span text:style-name="T2">s5</text:span></text:p>
          </draw:text-box>
        </draw:frame>
        <draw:frame draw:style-name="gr7" draw:text-style-name="P6" draw:layer="layout" svg:width="0.303cm" svg:height="0.568cm" svg:x="19.552cm" svg:y="9.707cm">
          <draw:text-box>
            <text:p><text:span text:style-name="T2">-</text:span></text:p>
          </draw:text-box>
        </draw:frame>
        <draw:connector draw:style-name="gr6" draw:layer="layout" svg:x1="18.948cm" svg:y1="10.254cm" svg:x2="19.37cm" svg:y2="10.253cm" draw:start-shape="id30" draw:start-glue-point="7" draw:end-shape="id31" draw:end-glue-point="6" svg:d="M18948 10254h211v-1h211" svg:viewBox="0 0 423 2">
          <text:p/>
        </draw:connector>
        <draw:connector draw:style-name="gr6" draw:layer="layout" svg:x1="18.948cm" svg:y1="9.785cm" svg:x2="19.371cm" svg:y2="9.786cm" draw:start-shape="id30" draw:start-glue-point="6" draw:end-shape="id31" draw:end-glue-point="4" svg:d="M18948 9785h211v1h212" svg:viewBox="0 0 424 2">
          <text:p/>
        </draw:connector>
        <draw:connector draw:style-name="gr6" draw:layer="layout" svg:x1="21.143cm" svg:y1="10.02cm" svg:x2="21.704cm" svg:y2="10.02cm" draw:start-shape="id32" draw:start-glue-point="8" draw:end-shape="id33" draw:end-glue-point="10" svg:d="M21143 10020h561" svg:viewBox="0 0 562 1">
          <text:p/>
        </draw:connector>
        <draw:connector draw:style-name="gr6" draw:layer="layout" svg:x1="22.564cm" svg:y1="10.02cm" svg:x2="23.033cm" svg:y2="10.02cm" draw:start-shape="id33" draw:start-glue-point="6" draw:end-shape="id34" draw:end-glue-point="4" svg:d="M22564 10020h469" svg:viewBox="0 0 470 1">
          <text:p/>
        </draw:connector>
        <draw:connector draw:style-name="gr6" draw:layer="layout" svg:x1="23.345cm" svg:y1="10.02cm" svg:x2="24.126cm" svg:y2="10.02cm" draw:start-shape="id34" draw:start-glue-point="8" draw:end-shape="id35" draw:end-glue-point="10" svg:d="M23345 10020h781" svg:viewBox="0 0 782 1">
          <text:p/>
        </draw:connector>
        <draw:connector draw:style-name="gr6" draw:layer="layout" draw:line-skew="-0.626cm" svg:x1="21.143cm" svg:y1="10.02cm" svg:x2="23.033cm" svg:y2="10.567cm" draw:start-shape="id32" draw:start-glue-point="8" draw:end-shape="id34" draw:end-glue-point="10" svg:d="M21143 10020h319v547h1571" svg:viewBox="0 0 1891 548">
          <text:p/>
        </draw:connector>
        <draw:frame draw:style-name="gr7" draw:text-style-name="P6" draw:layer="layout" svg:width="0.781cm" svg:height="0.568cm" svg:x="17.855cm" svg:y="9.218cm">
          <draw:text-box>
            <text:p><text:span text:style-name="T2">s0</text:span></text:p>
          </draw:text-box>
        </draw:frame>
        <draw:frame draw:style-name="gr12" draw:text-style-name="P12" draw:layer="layout" svg:width="0.781cm" svg:height="0.737cm" svg:x="8.787cm" svg:y="2.856cm">
          <draw:text-box>
            <text:p><text:span text:style-name="T1">2</text:span></text:p>
          </draw:text-box>
        </draw:frame>
        <draw:frame draw:style-name="gr12" draw:text-style-name="P12" draw:layer="layout" svg:width="0.781cm" svg:height="0.737cm" svg:x="10.974cm" svg:y="2.856cm">
          <draw:text-box>
            <text:p><text:span text:style-name="T1">3</text:span></text:p>
          </draw:text-box>
        </draw:frame>
        <draw:frame draw:style-name="gr12" draw:text-style-name="P12" draw:layer="layout" svg:width="0.781cm" svg:height="0.737cm" svg:x="13.162cm" svg:y="2.856cm">
          <draw:text-box>
            <text:p><text:span text:style-name="T1">4</text:span></text:p>
          </draw:text-box>
        </draw:frame>
        <draw:frame draw:style-name="gr12" draw:text-style-name="P12" draw:layer="layout" svg:width="0.781cm" svg:height="0.737cm" svg:x="17.537cm" svg:y="2.856cm">
          <draw:text-box>
            <text:p><text:span text:style-name="T1">6</text:span></text:p>
          </draw:text-box>
        </draw:frame>
        <draw:frame draw:style-name="gr12" draw:text-style-name="P12" draw:layer="layout" svg:width="0.781cm" svg:height="0.737cm" svg:x="21.912cm" svg:y="2.856cm">
          <draw:text-box>
            <text:p><text:span text:style-name="T1">8</text:span></text:p>
          </draw:text-box>
        </draw:frame>
        <draw:frame draw:style-name="gr12" draw:text-style-name="P12" draw:layer="layout" svg:width="0.781cm" svg:height="0.737cm" svg:x="19.724cm" svg:y="2.856cm">
          <draw:text-box>
            <text:p><text:span text:style-name="T1">7</text:span></text:p>
          </draw:text-box>
        </draw:frame>
        <draw:frame draw:style-name="gr12" draw:text-style-name="P12" draw:layer="layout" svg:width="0.781cm" svg:height="0.737cm" svg:x="15.349cm" svg:y="2.856cm">
          <draw:text-box>
            <text:p><text:span text:style-name="T1">5</text:span></text:p>
          </draw:text-box>
        </draw:frame>
        <draw:frame draw:style-name="gr7" draw:text-style-name="P6" draw:layer="layout" svg:width="0.781cm" svg:height="0.568cm" svg:x="9.157cm" svg:y="4.319cm">
          <draw:text-box>
            <text:p><text:span text:style-name="T2">s2</text:span></text:p>
          </draw:text-box>
        </draw:frame>
        <draw:line draw:style-name="gr13" draw:text-style-name="P5" draw:layer="layout" svg:x1="5.818cm" svg:y1="3.794cm" svg:x2="24.775cm" svg:y2="3.794cm">
          <text:p/>
        </draw:line>
        <draw:frame draw:style-name="gr11" draw:text-style-name="P11" draw:layer="layout" svg:width="5.144cm" svg:height="0.908cm" svg:x="0.972cm" svg:y="4.66cm">
          <draw:text-box>
            <text:p text:style-name="P9"><text:span text:style-name="T3">lw</text:span><text:span text:style-name="T3"><text:tab/></text:span><text:span text:style-name="T4">s</text:span><text:span text:style-name="T4">0</text:span><text:span text:style-name="T3">, </text:span><text:span text:style-name="T3">4</text:span><text:span text:style-name="T3">0(</text:span><text:span text:style-name="T3">x</text:span><text:span text:style-name="T3">0)</text:span></text:p>
          </draw:text-box>
        </draw:frame>
        <draw:connector draw:style-name="gr14" draw:text-style-name="P5" draw:layer="layout" draw:type="line" svg:x1="14.864cm" svg:y1="5.112cm" svg:x2="14.827cm" svg:y2="6.508cm" draw:end-shape="id36" draw:end-glue-point="0" svg:d="M14864 5112l-37 1396" svg:viewBox="0 0 38 1397">
          <text:p/>
        </draw:connector>
        <draw:connector draw:style-name="gr14" draw:text-style-name="P5" draw:layer="layout" draw:type="line" svg:x1="15.84cm" svg:y1="5.166cm" svg:x2="16.994cm" svg:y2="8.612cm" draw:start-shape="id9" draw:start-glue-point="12" draw:end-shape="id37" draw:end-glue-point="0" svg:d="M15840 5166l1154 3446" svg:viewBox="0 0 1155 3447">
          <text:p/>
        </draw:connector>
        <draw:connector draw:style-name="gr14" draw:text-style-name="P5" draw:layer="layout" draw:type="line" svg:x1="15.84cm" svg:y1="5.166cm" svg:x2="17.855cm" svg:y2="9.786cm" draw:start-shape="id9" draw:start-glue-point="12" draw:end-shape="id29" draw:end-glue-point="5" svg:d="M15840 5166l2015 4620" svg:viewBox="0 0 2016 4621">
          <text:p/>
        </draw:connector>
        <draw:custom-shape draw:style-name="gr3" draw:text-style-name="P3" xml:id="id38" draw:id="id38" draw:layer="layout" svg:width="0.86cm" svg:height="0.938cm" svg:x="10.488cm" svg:y="7.9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9" draw:id="id39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12.129cm" svg:y="7.754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2.2840083128519cm 7.91000836524789cm)" svg:viewBox="0 0 220 221" draw:points="0,221 0,0 220,0">
            <text:p/>
          </draw:polyline>
        </draw:g>
        <draw:connector draw:style-name="gr6" draw:layer="layout" svg:x1="11.348cm" svg:y1="8.379cm" svg:x2="12.129cm" svg:y2="8.379cm" draw:start-shape="id38" draw:start-glue-point="6" draw:end-shape="id39" draw:end-glue-point="4" svg:d="M11348 8379h781" svg:viewBox="0 0 782 1">
          <text:p/>
        </draw:connector>
        <draw:frame draw:style-name="gr7" draw:text-style-name="P6" draw:layer="layout" svg:width="0.781cm" svg:height="0.568cm" svg:x="11.348cm" svg:y="7.846cm">
          <draw:text-box>
            <text:p><text:span text:style-name="T2">or</text:span></text:p>
          </draw:text-box>
        </draw:frame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12.13cm" svg:y="7.754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2.2850083128519cm 7.91000836524789cm)" svg:viewBox="0 0 220 221" draw:points="0,221 0,0 220,0">
            <text:p/>
          </draw:polyline>
        </draw:g>
        <draw:custom-shape draw:style-name="gr2" draw:text-style-name="P1" draw:layer="layout" svg:width="0.412cm" svg:height="0.938cm" svg:x="10.945cm" svg:y="6.2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0" draw:id="id40" draw:layer="layout" svg:width="0.86cm" svg:height="0.938cm" svg:x="8.331cm" svg:y="6.285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1" draw:id="id41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9.972cm" svg:y="6.129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0.1270083128519cm 6.28500836524789cm)" svg:viewBox="0 0 220 221" draw:points="0,221 0,0 220,0">
            <text:p/>
          </draw:polyline>
        </draw:g>
        <draw:connector draw:style-name="gr6" draw:layer="layout" svg:x1="9.191cm" svg:y1="6.754cm" svg:x2="9.972cm" svg:y2="6.754cm" draw:start-shape="id40" draw:start-glue-point="6" draw:end-shape="id41" draw:end-glue-point="4" svg:d="M9191 6754h781" svg:viewBox="0 0 782 1">
          <text:p/>
        </draw:connector>
        <draw:frame draw:style-name="gr7" draw:text-style-name="P6" draw:layer="layout" svg:width="0.781cm" svg:height="0.568cm" svg:x="9.191cm" svg:y="6.221cm">
          <draw:text-box>
            <text:p><text:span text:style-name="T2">and</text:span></text:p>
          </draw:text-box>
        </draw:frame>
        <draw:custom-shape draw:style-name="gr8" draw:text-style-name="P7" xml:id="id42" draw:id="id42" draw:layer="layout" svg:width="0.86cm" svg:height="0.938cm" svg:x="10.497cm" svg:y="6.285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2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0.284cm" svg:y1="6.754cm" svg:x2="10.497cm" svg:y2="6.52cm" draw:start-shape="id41" draw:start-glue-point="8" draw:end-shape="id42" draw:end-glue-point="8" svg:d="M10284 6754h107v-234h106" svg:viewBox="0 0 214 235">
          <text:p/>
        </draw:connector>
        <draw:connector draw:style-name="gr6" draw:layer="layout" svg:x1="10.284cm" svg:y1="6.754cm" svg:x2="10.497cm" svg:y2="6.987cm" draw:start-shape="id41" draw:start-glue-point="8" draw:end-shape="id42" draw:end-glue-point="7" svg:d="M10284 6754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4" draw:layer="layout" svg:width="0.312cm" svg:height="1.25cm" svg:x="9.973cm" svg:y="6.129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0.1280083128519cm 6.28500836524789cm)" svg:viewBox="0 0 220 221" draw:points="0,221 0,0 220,0">
            <text:p/>
          </draw:polyline>
        </draw:g>
        <draw:g xml:id="id43" draw:id="id43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4" draw:layer="layout" svg:width="0.312cm" svg:height="1.25cm" svg:x="12.138cm" svg:y="6.129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5" draw:layer="layout" svg:width="0.219cm" svg:height="0.22cm" draw:transform="rotate (2.35305289753875) translate (12.2930083128519cm 6.28500836524789cm)" svg:viewBox="0 0 220 221" draw:points="0,221 0,0 220,0">
            <text:p/>
          </draw:polyline>
        </draw:g>
        <draw:connector draw:style-name="gr6" draw:layer="layout" svg:x1="11.357cm" svg:y1="6.52cm" svg:x2="12.138cm" svg:y2="6.519cm" draw:start-shape="id42" draw:start-glue-point="5" draw:end-shape="id43" draw:end-glue-point="5" svg:d="M11357 6520h390v-1h391" svg:viewBox="0 0 782 2">
          <text:p/>
        </draw:connector>
        <draw:connector draw:style-name="gr6" draw:layer="layout" svg:x1="11.357cm" svg:y1="6.987cm" svg:x2="12.138cm" svg:y2="6.987cm" draw:start-shape="id42" draw:start-glue-point="4" draw:end-shape="id43" draw:end-glue-point="9" svg:d="M11357 6987h781" svg:viewBox="0 0 782 1">
          <text:p/>
        </draw:connector>
        <draw:frame draw:style-name="gr7" draw:text-style-name="P6" draw:layer="layout" svg:width="0.781cm" svg:height="0.568cm" svg:x="11.357cm" svg:y="6.492cm">
          <draw:text-box>
            <text:p><text:span text:style-name="T2">s</text:span><text:span text:style-name="T2">1</text:span></text:p>
          </draw:text-box>
        </draw:frame>
        <draw:frame draw:style-name="gr7" draw:text-style-name="P6" draw:layer="layout" svg:width="0.781cm" svg:height="0.568cm" svg:x="11.357cm" svg:y="5.952cm">
          <draw:text-box>
            <text:p><text:span text:style-name="T2">s</text:span><text:span text:style-name="T2">0</text:span></text:p>
          </draw:text-box>
        </draw:frame>
        <draw:frame draw:style-name="gr11" draw:text-style-name="P13" draw:layer="layout" svg:width="4.609cm" svg:height="0.908cm" svg:x="18.806cm" svg:y="3.889cm">
          <draw:text-box>
            <text:p text:style-name="P9"><text:span text:style-name="T3">Č</text:span><text:span text:style-name="T3">a</text:span><text:span text:style-name="T3">s</text:span><text:span text:style-name="T3"> </text:span><text:span text:style-name="T3">(</text:span><text:span text:style-name="T3">c</text:span><text:span text:style-name="T3">y</text:span><text:span text:style-name="T3">k</text:span><text:span text:style-name="T3">l</text:span><text:span text:style-name="T3">y</text:span><text:span text:style-name="T3">)</text:span></text:p>
          </draw:text-box>
        </draw:frame>
        <draw:frame draw:style-name="gr11" draw:text-style-name="P14" draw:layer="layout" svg:width="1.875cm" svg:height="0.908cm" svg:x="12.424cm" svg:y="9.259cm">
          <draw:text-box>
            <text:p text:style-name="P9"><text:span text:style-name="T5">S</text:span><text:span text:style-name="T5">t</text:span><text:span text:style-name="T5">a</text:span><text:span text:style-name="T5">l</text:span><text:span text:style-name="T5">l</text:span></text:p>
          </draw:text-box>
        </draw:frame>
        <draw:frame draw:style-name="gr12" draw:text-style-name="P12" draw:layer="layout" svg:width="0.781cm" svg:height="0.737cm" svg:x="23.838cm" svg:y="2.857cm">
          <draw:text-box>
            <text:p><text:span text:style-name="T1">9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49M35S</meta:editing-duration>
    <meta:editing-cycles>272</meta:editing-cycles>
    <meta:generator>LibreOffice/6.4.7.2$Linux_X86_64 LibreOffice_project/40$Build-2</meta:generator>
    <dc:date>2023-03-09T18:03:26.433218098</dc:date>
    <dc:description>https://cw.fel.cvut.cz/wiki/courses/b35apo/start</dc:description>
    <dc:subject>B35APO - Computer Architectures</dc:subject>
    <dc:title>Central Processing Unit (CPU)</dc:title>
    <meta:document-statistic meta:object-count="234"/>
  </office:meta>
</office:document-meta>
</file>